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shapes>
          <draw:frame draw:z-index="0" draw:style-name="gr1" draw:text-style-name="P1" svg:width="453.46pt" svg:height="255.23pt" svg:x="352.03pt" svg:y="39.91pt">
            <draw:object draw:notify-on-update-of-ranges="Sheet1.A1:Sheet1.A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97.93pt" svg:y="270.34pt">
            <draw:object draw:notify-on-update-of-ranges="Sheet1.B2:Sheet1.B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271.59pt" svg:y="199.53pt">
            <draw:object draw:notify-on-update-of-ranges="Sheet1.C3:Sheet1.C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float" office:value="50928" calcext:value-type="float">
            <text:p>50928</text:p>
          </table:table-cell>
          <table:table-cell table:number-columns-repeated="1023"/>
        </table:table-row>
        <table:table-row table:style-name="ro1">
          <table:table-cell office:value-type="float" office:value="44427" calcext:value-type="float">
            <text:p>44427</text:p>
          </table:table-cell>
          <table:table-cell table:formula="of:=[.A2]-[.A1]" office:value-type="float" office:value="-6501" calcext:value-type="float">
            <text:p>-6501</text:p>
          </table:table-cell>
          <table:table-cell table:number-columns-repeated="1022"/>
        </table:table-row>
        <table:table-row table:style-name="ro1">
          <table:table-cell office:value-type="float" office:value="67103" calcext:value-type="float">
            <text:p>67103</text:p>
          </table:table-cell>
          <table:table-cell table:formula="of:=[.A3]-[.A2]" office:value-type="float" office:value="22676" calcext:value-type="float">
            <text:p>22676</text:p>
          </table:table-cell>
          <table:table-cell table:formula="of:=[.B3]-[.B2]" office:value-type="float" office:value="29177" calcext:value-type="float">
            <text:p>29177</text:p>
          </table:table-cell>
          <table:table-cell table:number-columns-repeated="1021"/>
        </table:table-row>
        <table:table-row table:style-name="ro1">
          <table:table-cell office:value-type="float" office:value="125548" calcext:value-type="float">
            <text:p>125548</text:p>
          </table:table-cell>
          <table:table-cell table:formula="of:=[.A4]-[.A3]" office:value-type="float" office:value="58445" calcext:value-type="float">
            <text:p>58445</text:p>
          </table:table-cell>
          <table:table-cell table:formula="of:=[.B4]-[.B3]" office:value-type="float" office:value="35769" calcext:value-type="float">
            <text:p>35769</text:p>
          </table:table-cell>
          <table:table-cell table:number-columns-repeated="1021"/>
        </table:table-row>
        <table:table-row table:style-name="ro1">
          <table:table-cell office:value-type="float" office:value="89910" calcext:value-type="float">
            <text:p>89910</text:p>
          </table:table-cell>
          <table:table-cell table:formula="of:=[.A5]-[.A4]" office:value-type="float" office:value="-35638" calcext:value-type="float">
            <text:p>-35638</text:p>
          </table:table-cell>
          <table:table-cell table:formula="of:=[.B5]-[.B4]" office:value-type="float" office:value="-94083" calcext:value-type="float">
            <text:p>-94083</text:p>
          </table:table-cell>
          <table:table-cell table:number-columns-repeated="1021"/>
        </table:table-row>
        <table:table-row table:style-name="ro1">
          <table:table-cell office:value-type="float" office:value="89506" calcext:value-type="float">
            <text:p>89506</text:p>
          </table:table-cell>
          <table:table-cell table:formula="of:=[.A6]-[.A5]" office:value-type="float" office:value="-404" calcext:value-type="float">
            <text:p>-404</text:p>
          </table:table-cell>
          <table:table-cell table:formula="of:=[.B6]-[.B5]" office:value-type="float" office:value="35234" calcext:value-type="float">
            <text:p>35234</text:p>
          </table:table-cell>
          <table:table-cell table:number-columns-repeated="1021"/>
        </table:table-row>
        <table:table-row table:style-name="ro1">
          <table:table-cell office:value-type="float" office:value="144300" calcext:value-type="float">
            <text:p>144300</text:p>
          </table:table-cell>
          <table:table-cell table:formula="of:=[.A7]-[.A6]" office:value-type="float" office:value="54794" calcext:value-type="float">
            <text:p>54794</text:p>
          </table:table-cell>
          <table:table-cell table:formula="of:=[.B7]-[.B6]" office:value-type="float" office:value="55198" calcext:value-type="float">
            <text:p>55198</text:p>
          </table:table-cell>
          <table:table-cell table:number-columns-repeated="1021"/>
        </table:table-row>
        <table:table-row table:style-name="ro1">
          <table:table-cell office:value-type="float" office:value="161780" calcext:value-type="float">
            <text:p>161780</text:p>
          </table:table-cell>
          <table:table-cell table:formula="of:=[.A8]-[.A7]" office:value-type="float" office:value="17480" calcext:value-type="float">
            <text:p>17480</text:p>
          </table:table-cell>
          <table:table-cell table:formula="of:=[.B8]-[.B7]" office:value-type="float" office:value="-37314" calcext:value-type="float">
            <text:p>-37314</text:p>
          </table:table-cell>
          <table:table-cell table:number-columns-repeated="1021"/>
        </table:table-row>
        <table:table-row table:style-name="ro1">
          <table:table-cell office:value-type="float" office:value="157510" calcext:value-type="float">
            <text:p>157510</text:p>
          </table:table-cell>
          <table:table-cell table:formula="of:=[.A9]-[.A8]" office:value-type="float" office:value="-4270" calcext:value-type="float">
            <text:p>-4270</text:p>
          </table:table-cell>
          <table:table-cell table:formula="of:=[.B9]-[.B8]" office:value-type="float" office:value="-21750" calcext:value-type="float">
            <text:p>-21750</text:p>
          </table:table-cell>
          <table:table-cell table:number-columns-repeated="1021"/>
        </table:table-row>
        <table:table-row table:style-name="ro1">
          <table:table-cell office:value-type="float" office:value="100123" calcext:value-type="float">
            <text:p>100123</text:p>
          </table:table-cell>
          <table:table-cell table:formula="of:=[.A10]-[.A9]" office:value-type="float" office:value="-57387" calcext:value-type="float">
            <text:p>-57387</text:p>
          </table:table-cell>
          <table:table-cell table:formula="of:=[.B10]-[.B9]" office:value-type="float" office:value="-53117" calcext:value-type="float">
            <text:p>-53117</text:p>
          </table:table-cell>
          <table:table-cell table:number-columns-repeated="1021"/>
        </table:table-row>
        <table:table-row table:style-name="ro1">
          <table:table-cell office:value-type="float" office:value="110682" calcext:value-type="float">
            <text:p>110682</text:p>
          </table:table-cell>
          <table:table-cell table:formula="of:=[.A11]-[.A10]" office:value-type="float" office:value="10559" calcext:value-type="float">
            <text:p>10559</text:p>
          </table:table-cell>
          <table:table-cell table:formula="of:=[.B11]-[.B10]" office:value-type="float" office:value="67946" calcext:value-type="float">
            <text:p>67946</text:p>
          </table:table-cell>
          <table:table-cell table:number-columns-repeated="1021"/>
        </table:table-row>
        <table:table-row table:style-name="ro1">
          <table:table-cell office:value-type="float" office:value="109564" calcext:value-type="float">
            <text:p>109564</text:p>
          </table:table-cell>
          <table:table-cell table:formula="of:=[.A12]-[.A11]" office:value-type="float" office:value="-1118" calcext:value-type="float">
            <text:p>-1118</text:p>
          </table:table-cell>
          <table:table-cell table:formula="of:=[.B12]-[.B11]" office:value-type="float" office:value="-11677" calcext:value-type="float">
            <text:p>-11677</text:p>
          </table:table-cell>
          <table:table-cell table:number-columns-repeated="1021"/>
        </table:table-row>
        <table:table-row table:style-name="ro1">
          <table:table-cell table:style-name="ce1" table:formula="of:=AVERAGE([.A1:.A12])" office:value-type="float" office:value="104281.75" calcext:value-type="float">
            <text:p>104281.75</text:p>
          </table:table-cell>
          <table:table-cell table:style-name="ce1" table:formula="of:=AVERAGE([.B2:.B12])" office:value-type="float" office:value="5330.54545454546" calcext:value-type="float">
            <text:p>5330.54545454546</text:p>
          </table:table-cell>
          <table:table-cell table:style-name="ce1" table:formula="of:=AVERAGE([.C3:.C12])" office:value-type="float" office:value="538.3" calcext:value-type="float">
            <text:p>538.3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928" calcext:value-type="float">
            <text:p>50928</text:p>
          </table:table-cell>
          <table:table-cell table:number-columns-repeated="1023"/>
        </table:table-row>
        <table:table-row table:style-name="ro1">
          <table:table-cell office:value-type="float" office:value="44427" calcext:value-type="float">
            <text:p>44427</text:p>
          </table:table-cell>
          <table:table-cell table:number-columns-repeated="1023"/>
        </table:table-row>
        <table:table-row table:style-name="ro1">
          <table:table-cell office:value-type="float" office:value="67103" calcext:value-type="float">
            <text:p>67103</text:p>
          </table:table-cell>
          <table:table-cell table:number-columns-repeated="1023"/>
        </table:table-row>
        <table:table-row table:style-name="ro1">
          <table:table-cell office:value-type="float" office:value="125548" calcext:value-type="float">
            <text:p>125548</text:p>
          </table:table-cell>
          <table:table-cell table:formula="of:=SUM([.A15:.A18])" office:value-type="float" office:value="288006" calcext:value-type="float">
            <text:p>288006</text:p>
          </table:table-cell>
          <table:table-cell table:number-columns-repeated="1022"/>
        </table:table-row>
        <table:table-row table:style-name="ro1">
          <table:table-cell office:value-type="float" office:value="89910" calcext:value-type="float">
            <text:p>89910</text:p>
          </table:table-cell>
          <table:table-cell table:number-columns-repeated="1023"/>
        </table:table-row>
        <table:table-row table:style-name="ro1">
          <table:table-cell office:value-type="float" office:value="89506" calcext:value-type="float">
            <text:p>89506</text:p>
          </table:table-cell>
          <table:table-cell table:number-columns-repeated="1023"/>
        </table:table-row>
        <table:table-row table:style-name="ro1">
          <table:table-cell office:value-type="float" office:value="144300" calcext:value-type="float">
            <text:p>144300</text:p>
          </table:table-cell>
          <table:table-cell table:number-columns-repeated="1023"/>
        </table:table-row>
        <table:table-row table:style-name="ro1">
          <table:table-cell office:value-type="float" office:value="161780" calcext:value-type="float">
            <text:p>161780</text:p>
          </table:table-cell>
          <table:table-cell table:formula="of:=SUM([.A19:.A22])" office:value-type="float" office:value="485496" calcext:value-type="float">
            <text:p>485496</text:p>
          </table:table-cell>
          <table:table-cell table:formula="of:=[.B22]-[.B18]" office:value-type="float" office:value="197490" calcext:value-type="float">
            <text:p>197490</text:p>
          </table:table-cell>
          <table:table-cell table:number-columns-repeated="1021"/>
        </table:table-row>
        <table:table-row table:style-name="ro1">
          <table:table-cell office:value-type="float" office:value="157510" calcext:value-type="float">
            <text:p>157510</text:p>
          </table:table-cell>
          <table:table-cell table:number-columns-repeated="1023"/>
        </table:table-row>
        <table:table-row table:style-name="ro1">
          <table:table-cell office:value-type="float" office:value="100123" calcext:value-type="float">
            <text:p>100123</text:p>
          </table:table-cell>
          <table:table-cell table:number-columns-repeated="1023"/>
        </table:table-row>
        <table:table-row table:style-name="ro1">
          <table:table-cell office:value-type="float" office:value="110682" calcext:value-type="float">
            <text:p>110682</text:p>
          </table:table-cell>
          <table:table-cell table:number-columns-repeated="1023"/>
        </table:table-row>
        <table:table-row table:style-name="ro1">
          <table:table-cell office:value-type="float" office:value="109564" calcext:value-type="float">
            <text:p>109564</text:p>
          </table:table-cell>
          <table:table-cell table:formula="of:=SUM([.A23:.A26])" office:value-type="float" office:value="477879" calcext:value-type="float">
            <text:p>477879</text:p>
          </table:table-cell>
          <table:table-cell table:formula="of:=[.B26]-[.B22]" office:value-type="float" office:value="-7617" calcext:value-type="float">
            <text:p>-7617</text:p>
          </table:table-cell>
          <table:table-cell table:formula="of:=[.C26]-[.C22]" office:value-type="float" office:value="-205107" calcext:value-type="float">
            <text:p>-205107</text:p>
          </table:table-cell>
          <table:table-cell table:number-columns-repeated="1020"/>
        </table:table-row>
        <table:table-row table:style-name="ro1">
          <table:table-cell table:style-name="ce1" table:formula="of:=AVERAGE([.A15:.A26])" office:value-type="float" office:value="104281.75" calcext:value-type="float">
            <text:p>104281.75</text:p>
          </table:table-cell>
          <table:table-cell table:style-name="ce1" table:formula="of:=AVERAGE([.B15:.B26])" office:value-type="float" office:value="417127" calcext:value-type="float">
            <text:p>41712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[.B26]-[.B22]-[.B22]+[.B18]" office:value-type="float" office:value="-205107" calcext:value-type="float">
            <text:p>-205107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 style:data-style-name="N2" text:time-value="12:56:44.702609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56:46.702504569</meta:creation-date>
    <meta:editing-duration>PT10M27S</meta:editing-duration>
    <meta:editing-cycles>2</meta:editing-cycles>
    <meta:generator>LibreOffice/6.0.6.2$Linux_X86_64 LibreOffice_project/00m0$Build-2</meta:generator>
    <meta:initial-creator>Vianney Stroebel</meta:initial-creator>
    <dc:date>2018-09-13T13:08:28.640865681</dc:date>
    <dc:creator>Vianney Stroebel</dc:creator>
    <meta:document-statistic meta:table-count="1" meta:cell-count="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35cm" svg:y="4.242cm" style:legend-expansion="high" chart:style-name="ch2"/>
        <chart:plot-area chart:style-name="ch3" table:cell-range-address="Sheet1.A1:Sheet1.A12" svg:x="0.319cm" svg:y="0.18cm" svg:width="13.097cm" svg:height="8.645cm">
          <chartooo:coordinate-region svg:x="1.681cm" svg:y="0.34cm" svg:width="11.735cm" svg:height="7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12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928">
                <text:p>50928</text:p>
                <draw:g>
                  <svg:desc>Sheet1.A1:Sheet1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27">
                <text:p>44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103">
                <text:p>67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548">
                <text:p>125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910">
                <text:p>899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506">
                <text:p>89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4300">
                <text:p>144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1780">
                <text:p>1617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510">
                <text:p>1575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23">
                <text:p>1001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682">
                <text:p>110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564">
                <text:p>109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35cm" svg:y="4.242cm" style:legend-expansion="high" chart:style-name="ch2"/>
        <chart:plot-area chart:style-name="ch3" table:cell-range-address="Sheet1.B2:Sheet1.B12" svg:x="0.319cm" svg:y="0.18cm" svg:width="13.097cm" svg:height="8.645cm">
          <chartooo:coordinate-region svg:x="1.602cm" svg:y="0.34cm" svg:width="11.814cm" svg:height="8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2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501">
                <text:p>-6501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676">
                <text:p>22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445">
                <text:p>58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5638">
                <text:p>-35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04">
                <text:p>-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794">
                <text:p>547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270">
                <text:p>-42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7387">
                <text:p>-57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59">
                <text:p>10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18">
                <text:p>-11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35cm" svg:y="4.242cm" style:legend-expansion="high" chart:style-name="ch2"/>
        <chart:plot-area chart:style-name="ch3" table:cell-range-address="Sheet1.C3:Sheet1.C12" svg:x="0.319cm" svg:y="0.18cm" svg:width="13.097cm" svg:height="8.645cm">
          <chartooo:coordinate-region svg:x="1.787cm" svg:y="0.34cm" svg:width="11.629cm" svg:height="8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177">
                <text:p>29177</text:p>
                <draw:g>
                  <svg:desc>Sheet1.C3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769">
                <text:p>35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4083">
                <text:p>-94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34">
                <text:p>352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198">
                <text:p>55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7314">
                <text:p>-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750">
                <text:p>-217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3117">
                <text:p>-53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946">
                <text:p>67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677">
                <text:p>-116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